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com.java.pgms;<text:line-break/>import java.util.Scanner;<text:line-break/>import java.util.Arrays;<text:line-break/>public class Main {<text:line-break/>public static void main(String[] args)<text:line-break/>{<text:line-break/>int count=0;<text:line-break/>String temp;<text:line-break/>Scanner s = new Scanner(System.in);<text:line-break/>System.out.println("Enter no.of strings to be sorted");<text:line-break/>count = s.nextInt();<text:line-break/>String[] str_list = new String[count];<text:line-break/>Scanner s1 = new Scanner(System.in);<text:line-break/>System.out.println("Enter your strings:");<text:line-break/>for(int i=0;i&lt;count;i++)<text:line-break/>str_list[i] = s1.nextLine();<text:line-break/>System.out.println("choose 1 or 2 from the menu below:");<text:line-break/>System.out.println("1.Inhibit sort()");<text:line-break/>System.out.println("2.user_<text:line-break/>int choice;<text:line-break/>choice = s.nextInt();<text:line-break/>switch(choice)<text:line-break/>{<text:line-break/>case 1 : Arrays.sort(str_list);<text:line-break/>System.out.println(Arrays.<text:line-break/>break;<text:line-break/>case 2: for(int i=0;i&lt;count;i++)<text:line-break/>{<text:line-break/>for(int j=i+1;j&lt;str_list.length;j++)<text:line-break/>{<text:line-break/>if(str_list[i].compareTo(str_<text:line-break/>{<text:line-break/>temp = str_list[i];<text:line-break/>str_list[i] = str_list[j];<text:line-break/>str_list[j] = temp;<text:line-break/>System.out.println(Arrays.<text:line-break/>break;<text:line-break/><text:line-break/>}<text:line-break/><text:line-break/><text:line-break/>}<text:line-break/>}<text:line-break/><text:line-break/><text:line-break/>}<text:line-break/><text:line-break/>}<text:line-break/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2:54:02.276683405</meta:creation-date>
    <dc:date>2024-04-08T23:04:17.983566409</dc:date>
    <meta:editing-duration>PT5S</meta:editing-duration>
    <meta:editing-cycles>1</meta:editing-cycles>
    <meta:document-statistic meta:table-count="0" meta:image-count="0" meta:object-count="0" meta:page-count="1" meta:paragraph-count="1" meta:word-count="103" meta:character-count="914" meta:non-whitespace-character-count="806"/>
    <meta:generator>LibreOffice/7.3.7.2$Linux_X86_64 LibreOffice_project/30$Build-2</meta:generator>
  </office:meta>
</office:document-meta>
</file>